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linecap="round" draw:fill="none" draw:textarea-horizontal-align="center" draw:textarea-vertical-align="middle"/>
    </style:style>
    <style:style style:name="gr2" style:family="graphic" style:parent-style-name="standard">
      <style:graphic-properties svg:stroke-color="#ffffff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176cm" svg:height="0.176cm" draw:transform="rotate (-0.785398163398486) translate (0.194cm 0.375cm)" svg:viewBox="0 0 177 177" svg:d="m0 0c177 0 177 177 177 177">
            <text:p/>
          </draw:path>
          <draw:path draw:style-name="gr1" draw:text-style-name="P1" draw:layer="layout" svg:width="0.353cm" svg:height="0.353cm" draw:transform="rotate (-0.7853981633973) translate (0.389cm 0.25cm)" svg:viewBox="0 0 354 354" svg:d="m0 0c354 0 354 354 354 354">
            <text:p/>
          </draw:path>
          <draw:path draw:style-name="gr1" draw:text-style-name="P1" draw:layer="layout" svg:width="0.529cm" svg:height="0.532cm" draw:transform="skewX (0.00401425727958613) rotate (-0.781209373193701) translate (0.5835cm 0.135cm)" svg:viewBox="0 0 530 533" svg:d="m0 0c530 2 530 533 530 533">
            <text:p/>
          </draw:path>
          <draw:rect draw:style-name="gr2" draw:text-style-name="P1" draw:layer="layout" svg:width="1cm" svg:height="1cm" svg:x="0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808080" draw:marker-start-width="0.28cm" draw:marker-start-center="false" draw:marker-end-width="0.28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6T17:23:04.41</meta:creation-date>
    <dc:date>2012-09-06T17:29:26.98</dc:date>
    <meta:editing-duration>PT5M47S</meta:editing-duration>
    <meta:editing-cycles>8</meta:editing-cycles>
    <meta:generator>OpenOffice.org/3.4$Win32 OpenOffice.org_project/340m1$Build-9590</meta:generator>
    <meta:document-statistic meta:object-count="5"/>
  </office:meta>
</office:document-meta>
</file>